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c0f5" officeooo:paragraph-rsid="001dc0f5" style:font-weight-asian="bold" style:font-weight-complex="bold"/>
    </style:style>
    <style:style style:name="P2" style:family="paragraph" style:parent-style-name="Standard">
      <style:paragraph-properties fo:text-align="center" style:justify-single-word="false"/>
      <style:text-properties fo:font-weight="bold" officeooo:rsid="001dc0f5" officeooo:paragraph-rsid="001dc0f5" style:font-weight-asian="bold" style:font-weight-complex="bold"/>
    </style:style>
    <style:style style:name="P3" style:family="paragraph" style:parent-style-name="Standard">
      <style:paragraph-properties fo:text-align="start" style:justify-single-word="false"/>
      <style:text-properties fo:font-weight="bold" officeooo:rsid="001eba6d" officeooo:paragraph-rsid="001eba6d" style:font-weight-asian="bold" style:font-weight-complex="bold"/>
    </style:style>
    <style:style style:name="P4" style:family="paragraph" style:parent-style-name="Standard">
      <style:paragraph-properties fo:text-align="center" style:justify-single-word="false"/>
      <style:text-properties fo:font-weight="bold" officeooo:rsid="001fecf8" officeooo:paragraph-rsid="001fecf8" style:font-weight-asian="bold" style:font-weight-complex="bold"/>
    </style:style>
    <style:style style:name="P5" style:family="paragraph" style:parent-style-name="Standard">
      <style:paragraph-properties fo:text-align="start" style:justify-single-word="false"/>
      <style:text-properties fo:font-weight="bold" officeooo:rsid="001fecf8" officeooo:paragraph-rsid="001fecf8" style:font-weight-asian="bold" style:font-weight-complex="bold"/>
    </style:style>
    <style:style style:name="P6" style:family="paragraph" style:parent-style-name="Standard">
      <style:paragraph-properties fo:text-align="start" style:justify-single-word="false"/>
      <style:text-properties fo:font-weight="bold" officeooo:rsid="0021a3bc" officeooo:paragraph-rsid="0021a3bc" style:font-weight-asian="bold" style:font-weight-complex="bold"/>
    </style:style>
    <style:style style:name="P7" style:family="paragraph" style:parent-style-name="Standard">
      <style:paragraph-properties fo:text-align="start" style:justify-single-word="false"/>
      <style:text-properties fo:font-weight="bold" officeooo:rsid="00235799" officeooo:paragraph-rsid="00235799" style:font-weight-asian="bold" style:font-weight-complex="bold"/>
    </style:style>
    <style:style style:name="P8" style:family="paragraph" style:parent-style-name="Standard">
      <style:paragraph-properties fo:text-align="center" style:justify-single-word="false"/>
      <style:text-properties fo:font-weight="bold" officeooo:rsid="00235799" officeooo:paragraph-rsid="00235799" style:font-weight-asian="bold" style:font-weight-complex="bold"/>
    </style:style>
    <style:style style:name="P9" style:family="paragraph" style:parent-style-name="Standard">
      <style:paragraph-properties fo:text-align="start" style:justify-single-word="false"/>
      <style:text-properties fo:font-weight="bold" officeooo:rsid="0023c8a6" officeooo:paragraph-rsid="0023c8a6" style:font-weight-asian="bold" style:font-weight-complex="bold"/>
    </style:style>
    <style:style style:name="P10" style:family="paragraph" style:parent-style-name="Standard">
      <style:paragraph-properties fo:text-align="start" style:justify-single-word="false"/>
      <style:text-properties fo:font-weight="bold" officeooo:rsid="0023c8a6" officeooo:paragraph-rsid="0025c0d4" style:font-weight-asian="bold" style:font-weight-complex="bold"/>
    </style:style>
    <style:style style:name="P11" style:family="paragraph" style:parent-style-name="Standard">
      <style:paragraph-properties fo:text-align="start" style:justify-single-word="false"/>
      <style:text-properties fo:font-weight="bold" officeooo:rsid="0025c0d4" officeooo:paragraph-rsid="0025c0d4" style:font-weight-asian="bold" style:font-weight-complex="bold"/>
    </style:style>
    <style:style style:name="T1" style:family="text">
      <style:text-properties officeooo:rsid="001fecf8"/>
    </style:style>
    <style:style style:name="T2" style:family="text">
      <style:text-properties officeooo:rsid="0021a3bc"/>
    </style:style>
    <style:style style:name="T3" style:family="text">
      <style:text-properties officeooo:rsid="00235799"/>
    </style:style>
    <style:style style:name="T4" style:family="text">
      <style:text-properties officeooo:rsid="0025c0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er Proyecto: mi compuTer</text:p>
      <text:p text:style-name="P1">Fascículo 8.</text:p>
      <text:p text:style-name="P1"/>
      <text:p text:style-name="P4">Jupiter Ace.</text:p>
      <text:p text:style-name="P4"/>
      <text:p text:style-name="P5">Lo que mas llamo mi atención es la forma de programación de la Jupiter Ace, puesto que esta forma de programación es como la usada actualmente en los IDE's de <text:s/>programación, puesto que a pesar de que se realizan operaciones con la ALU, estas no se hacen mediante expresiones algebraicas, sino que se hace <text:span text:style-name="T2">mediante</text:span> instrucciones, <text:span text:style-name="T2">en el caso de la Jupiter Ace, estas instrucciones estaban alojadas en el STACK las cuales llamaban “diccionario”, y a este “diccionario” se le pueden guardar nuevas palabras que realizan el mismo trabajo que se realizaba en Basic, este lenguaje de programación estándar es Forth.</text:span></text:p>
      <text:p text:style-name="P5"/>
      <text:p text:style-name="P6">Cabe resaltar que no solo me pareció interesante el hecho de que este lenguaje de programación es como el usado en los IDE's que se nos enseñan, sino también que suponen una gran ventaja en almacenamiento comparados con los Basic, puesto que gracias a Forth se reduce el tamaño de un programa, siendo capaz de almacenar una gran cantidad de programas en apenas 3 Kbytes, pues un ejemplo sencillo es que un código donde en Basic se usan al rededor de 6 instrucciones en Forth se usan apenas 3, no hay que omitir que posiblemente el tiempo de ejecución de el programa es el mismo ya que las instrucciones usadas por Forth son una mezcla de “primitivas”.</text:p>
      <text:p text:style-name="P6"/>
      <text:p text:style-name="P6">A mi forma de ver sería exactamente lo que se ve hoy día, en el que nosotros podemos hacer un <text:span text:style-name="T3">programa</text:span> en cualquier IDE <text:span text:style-name="T3">llámese</text:span> C, C++, Java, Pascal, etc. Puesto que nosotros le damos instrucciones como por ejemplo “printf” o “scanf” pero estos IDE cuentan con un traductor a lenguaje maquina (compilador), donde estas instrucciones las tiene que pasar a su equivalente a lenguaje ensamblador y posteriormente <text:s/>a lenguaje maquina, de esta manera nuestros ordenadores realizan las acciones que nosotros usamos desde dar un “click” con el mousse o simplemente estar realizando operaciones de entrada y/o salida <text:span text:style-name="T3">por los distintos periféricos del ordenador.</text:span></text:p>
      <text:p text:style-name="P6"/>
      <text:p text:style-name="P6"/>
      <text:p text:style-name="P6">También hay que mencionar que gracias a todo lo ya mencionado <text:s/>en la Jupiter Ace se puede hacer uso de dispositivos accesorios que estaban a la venta, lo cual le dio más aceptación por parte de los usuarios. Lo cual desde mi vista representa una gran ventaja a la hora de “expandir” los ordenadores para adaptarlas al uso que se requiera, sin tener que comprar un computador nuevo para darle este otro uso. <text:span text:style-name="T3">Esto se puede ver reflejado en los equipos usados hoy día, puesto que estos ya tienen una estandarización para que se puedan usar accesorios entre ellos como por ejemplo, teclados y mousse externo, integrarles mas memoria RAM, dispositivos de almacenamiento externos, entre otras ventajas que se tienen hoy día.</text:span></text:p>
      <text:p text:style-name="P6"/>
      <text:p text:style-name="P6"/>
      <text:p text:style-name="P7">Aunado a todo esto se me hace increíble pensar que la resolución que este ordenador era de 64x48 para gráficos, y por linea era de 32 caracteres, algo que se me hace muy bueno de esta maquina es que el programador tenia la opción de cambiar <text:s/>cualquiera de estos 32 caracteres para crear símbolos a su necesidad ya se para juegos o símbolos matemáticos.</text:p>
      <text:p text:style-name="P7"/>
      <text:p text:style-name="P7"/>
      <text:p text:style-name="P6"/>
      <text:p text:style-name="P5"/>
      <text:p text:style-name="P8"><text:soft-page-break/>Gráficos con vida.</text:p>
      <text:p text:style-name="P7"/>
      <text:p text:style-name="P9">Este es un apartado que resulta muy interesante puesto que con lo que se vio en clase, el apartado gráfico fue de gran ayuda para llegar a lo que se tiene el día de hoy en los ordenadores, pues esto le dio un significado nuevo a la computación en todos los aspectos, y aun mas porque se explica la forma en que se manejaban estas “imágenes animadas” o mejor conocidos (al menos en ese entonces) como “sprites” los cuales son “objetos” o formas que pueden ser desplazados, independientemente unos de otros, en cualquier dirección, modificando incluso. </text:p>
      <text:p text:style-name="P9"/>
      <text:p text:style-name="P9">Si bien en principio se usa la misma lógica de movimiento, es decir crear la ilusión de movimiento, esto gracias a imprimir un carácter, borrarlo y volver a imprimirlo en una posición ligeramente diferente a la anterior para de esa forma hacerle ver al usuario que dicho objeto esta en movimiento, aunque en realidad el objeto esta estático, esto debe hacerse en un periodo de tiempo corto para que la imagen no se vea cortada y el usuario no note retrasos o parpadeos en la imagen puesta en la pantalla. Estos retrasos los pudieron arreglar diversos ordenadores entre ellos el Commodore 64, Sord M5, el Texas Instruments T199/4A y la gama Atari, gracias a los ya mencionados Sprites.</text:p>
      <text:p text:style-name="P9"/>
      <text:p text:style-name="P10">Las imágenes u “objetos” creados en ese momento eran imágenes en las que se podían distinguir los píxeles <text:span text:style-name="T4">en la pantalla por la resolución baja que se manejaba, aunque claro esta que en ese momento no era una resolución baja, pues eso era lo mas nuevo que se veía en ese momento. Y También me parece curioso el mencionar que esta técnica de sprites era usada en las maquinas recreativas donde se inserta una moneda o ficha para jugar, que en México solemos conocer como “maquinitas”.</text:span></text:p>
      <text:p text:style-name="P10"/>
      <text:p text:style-name="P11">Y hay que decir que solo los ordenadores mencionados anteriormente disponían de dichos gráficos sprites y cada uno tenia diferentes dimensiones en sus sprites, por ejemplo en el Atari se manejaban 16 colores que pasaban a ser 256, porque cada uno de los 16 colores tenían 16 grados de “luminosidad”, y al ser aplicados en videojuegos estos sprites se complementaban con funciones para detectar ciertas condiciones como “colisiones” (contacto entre dos sprites), y para dar un efecto tridimensional se crean poniendo el mismo sprite en planos diferentes y las dimensiones máximas de los sprites se expresan obviamente en píxeles.</text:p>
      <text:p text:style-name="P9"><text:s/></text:p>
      <text:p text:style-name="P9"/>
      <text:p text:style-name="P9"/>
      <text:p text:style-name="P3"><text:span text:style-name="T3">Por otra parte, dando un salto muy fuerte me gustaría mencionar que es</text:span> muy curioso la forma en que pensaba uno de los padres fundadores de la informática, puesto <text:span text:style-name="T1">que él estaba en contra de el uso de organillos (considerados como instrumentos musicales <text:s/>programables), y que con él también el Sindicato de Músicos de Londres, este desacuerdo fue basado en la idea de que como los organillos pueden tocar la musica de varios instrumentos musicales al mismo tiempo, esto haría “obsoletos” a los músicos. Se me hace curioso puesto que la computación ha dejado sin trabajo a obreros. De esa forma se podría demostrar que en efecto esa forma de pensar que se tenia acerca de los organilleros, no estaba tan equivocada puesto que hoy día se podría hacer esa analogía de que “la maquina le quito el trabajo al hombre”, aunque no sea del todo acertada pues alguien debe armar esa maquina y programarla (aunque alguna otra maquina podría armarse y programarse para hacer ese trabajo).</text:span></text:p>
      <text:p text:style-name="P3"/>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1:01:01.738829011</meta:creation-date>
    <dc:date>2018-08-30T10:21:49.433043656</dc:date>
    <meta:editing-duration>PT23M31S</meta:editing-duration>
    <meta:editing-cycles>2</meta:editing-cycles>
    <meta:generator>LibreOffice/4.2.8.2$Linux_x86 LibreOffice_project/420m0$Build-2</meta:generator>
    <meta:document-statistic meta:table-count="0" meta:image-count="0" meta:object-count="0" meta:page-count="2" meta:paragraph-count="15" meta:word-count="1085" meta:character-count="6373" meta:non-whitespace-character-count="5295"/>
  </office:meta>
</office:document-meta>
</file>